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language="ru" fo:country="RU"/>
    </style:style>
    <style:style style:name="P29" style:parent-style-name="TableContents" style:family="paragraph">
      <style:text-properties fo:language="ru" fo:country="RU"/>
    </style:style>
    <style:style style:name="P30" style:parent-style-name="TableContents" style:family="paragraph">
      <style:text-properties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list-style-name="LFO2" style:family="paragraph">
      <style:paragraph-properties fo:margin-left="0.4527in" fo:text-indent="-0.2951in">
        <style:tab-stops/>
      </style:paragraph-properties>
      <style:text-properties fo:language="ru" fo:country="RU"/>
    </style:style>
    <style:style style:name="P79" style:parent-style-name="TableContents" style:list-style-name="LFO2" style:family="paragraph">
      <style:paragraph-properties fo:margin-left="0.4527in" fo:text-indent="-0.2951in">
        <style:tab-stops/>
      </style:paragraph-properties>
      <style:text-properties fo:language="ru" fo:country="RU"/>
    </style:style>
    <style:style style:name="P80" style:parent-style-name="TableContents" style:list-style-name="LFO2" style:family="paragraph">
      <style:paragraph-properties fo:margin-left="0.4527in" fo:text-indent="-0.2951in">
        <style:tab-stops/>
      </style:paragraph-properties>
      <style:text-properties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3" style:family="paragraph">
      <style:paragraph-properties fo:margin-left="0.2562in" fo:text-indent="-0.1972in">
        <style:tab-stops/>
      </style:paragraph-properties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P124" style:parent-style-name="TableContents" style:list-style-name="LFO3" style:family="paragraph">
      <style:paragraph-properties fo:margin-left="0.2562in" fo:text-indent="-0.1972in">
        <style:tab-stops/>
      </style:paragraph-properties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P130" style:parent-style-name="TableContents" style:list-style-name="LFO3" style:family="paragraph">
      <style:paragraph-properties fo:margin-left="0.2562in" fo:text-indent="-0.1972in">
        <style:tab-stops/>
      </style:paragraph-properties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P135" style:parent-style-name="TableContents" style:list-style-name="LFO3" style:family="paragraph">
      <style:paragraph-properties fo:margin-left="0.2562in" fo:text-indent="-0.1972in">
        <style:tab-stops/>
      </style:paragraph-properties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P144" style:parent-style-name="TableContents" style:list-style-name="LFO3" style:family="paragraph">
      <style:paragraph-properties fo:margin-left="0.2562in" fo:text-indent="-0.1972in">
        <style:tab-stops/>
      </style:paragraph-properties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P14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Фиц Владимир Игор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<text:s/>определение метода родителя с другим телом.<text:s/>Обычно происходит в наследниках.<text:s/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Интерфейсы, Абстрактные, Родительские, Производные.<text:s/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P28">В методах –для<text:s/>того, чтобы нельзя было его переопределить.<text:s/></text:p>
            <text:p text:style-name="P29">В классе<text:s/>–<text:s/>для того, чтобы от него нельзя было унаследоваться.</text:p>
            <text:p text:style-name="P30">В поле<text:s/>–<text:s/>для того, чтобы можно было назначить один раз.</text:p>
          </table:table-cell>
        </table:table-row>
        <table:table-row table:style-name="TableRow31">
          <table:table-cell table:style-name="TableCell32">
            <text:p text:style-name="TableContents"><text:span text:style-name="T33">Какие есть<text:s/></text:span><text:span text:style-name="T34">варианты использования ключевого слова<text:s/></text:span>try<text:span text:style-name="T35">?</text:span></text:p>
          </table:table-cell>
          <table:table-cell table:style-name="TableCell36">
            <text:p text:style-name="TableContents">Try<text:span text:style-name="T37"><text:s/></text:span><text:span text:style-name="T38">и</text:span><text:span text:style-name="T39"><text:s/></text:span>try<text:span text:style-name="T40">-</text:span>with<text:span text:style-name="T41">-</text:span>resources<text:span text:style-name="T42"><text:s/></text:span><text:span text:style-name="T43">(используется для правильного обращения с памятью при взаимодействии с ресурсами, например файлов)</text:span><text:span text:style-name="T44">.<text:s/></text:span></text:p>
          </table:table-cell>
        </table:table-row>
        <table:table-row table:style-name="TableRow45">
          <table:table-cell table:style-name="TableCell46">
            <text:p text:style-name="TableContents"><text:span text:style-name="T47">Какие есть стандартные реализации интерфейса<text:s/></text:span>List<text:span text:style-name="T48"><text:s/></text:span><text:span text:style-name="T49">и в каких ситуациях их нужно использовать?</text:span></text:p>
          </table:table-cell>
          <table:table-cell table:style-name="TableCell50">
            <text:p text:style-name="TableContents">ArrayList, LinkedList, Vector<text:s/><text:span text:style-name="T51">и</text:span><text:s/>Stack.</text:p>
            <text:p text:style-name="TableContents">ArrayList<text:span text:style-name="T52">-<text:s/></text:span><text:span text:style-name="T53">используется в случае, когда скорость поиска</text:span><text:span text:style-name="T54"><text:s/></text:span><text:span text:style-name="T55">элемента</text:span><text:span text:style-name="T56">,<text:s/></text:span><text:span text:style-name="T57">доступа по индексу и вставки элемента приоритетнее.</text:span></text:p>
            <text:p text:style-name="TableContents">LinkedList<text:span text:style-name="T58"><text:s/></text:span><text:span text:style-name="T59">– вставка и удаление элементов, а также с произвольным объемом данных (когда не надо производить поиск в нем).</text:span></text:p>
            <text:p text:style-name="TableContents">Vector<text:span text:style-name="T60"><text:s/></text:span><text:span text:style-name="T61">и<text:s/></text:span>Stack<text:span text:style-name="T62"><text:s/>–<text:s/></text:span><text:span text:style-name="T63">устарели (насколько я понимаю).</text:span></text:p>
            <text:p text:style-name="TableContents">Vector<text:span text:style-name="T64">-</text:span><text:span text:style-name="T65">синхронизирован (потокобезопасен), из-за этого медленно работает.</text:span></text:p>
          </table:table-cell>
        </table:table-row>
        <table:table-row table:style-name="TableRow66">
          <table:table-cell table:style-name="TableCell67">
            <text:p text:style-name="P68">В чём основная идея стримов из пакета java.util.stream?</text:p>
          </table:table-cell>
          <table:table-cell table:style-name="TableCell69">
            <text:p text:style-name="P70">Стримы<text:s/>упрощают работу со структурами данных, сокращая код. Используется функциональный стиль.</text:p>
          </table:table-cell>
        </table:table-row>
        <table:table-row table:style-name="TableRow71">
          <table:table-cell table:style-name="TableCell72" table:number-columns-spanned="2">
            <text:p text:style-name="P73">Разное</text:p>
          </table:table-cell>
          <table:covered-table-cell/>
        </table:table-row>
        <table:table-row table:style-name="TableRow74">
          <table:table-cell table:style-name="TableCell75">
            <text:p text:style-name="P76">Каким критериям должна удовлетворять<text:s/>«хорошая» хэш-функция?</text:p>
          </table:table-cell>
          <table:table-cell table:style-name="TableCell77">
            <text:list text:style-name="LFO2" text:continue-numbering="true">
              <text:list-item>
                <text:p text:style-name="P78">возможность<text:s/>перехода в идеальную хеш-функцию,</text:p>
              </text:list-item>
              <text:list-item>
                <text:p text:style-name="P79">минимальность коллизий,</text:p>
              </text:list-item>
              <text:list-item>
                <text:p text:style-name="P80">быстрота вычисления.</text:p>
              </text:list-item>
            </text:list>
          </table:table-cell>
        </table:table-row>
        <table:table-row table:style-name="TableRow81">
          <table:table-cell table:style-name="TableCell82">
            <text:p text:style-name="TableContents"><text:span text:style-name="T83">В чём причина популярности и широкого распространения кодировки<text:s/></text:span>UTF<text:span text:style-name="T84">-8?</text:span></text:p>
          </table:table-cell>
          <table:table-cell table:style-name="TableCell85">
            <text:p text:style-name="P86">Позволяет<text:s/>более сжато хранить и передавать символы юникода, а также реализует полную совместимость с аски-кодами символов.</text:p>
          </table:table-cell>
        </table:table-row>
        <table:table-row table:style-name="TableRow87">
          <table:table-cell table:style-name="TableCell88">
            <text:p text:style-name="TableContents"><text:span text:style-name="T89">Сравните форматы<text:s/></text:span>XML<text:span text:style-name="T90"><text:s/></text:span><text:span text:style-name="T91">и<text:s/></text:span>JSON<text:span text:style-name="T92">.<text:s/></text:span><text:span text:style-name="T93">Когда какой использовать?</text:span></text:p>
          </table:table-cell>
          <table:table-cell table:style-name="TableCell94">
            <text:p text:style-name="TableContents">JSON<text:span text:style-name="T95"><text:s/></text:span><text:span text:style-name="T96">удобнее</text:span><text:span text:style-name="T97"><text:s/>читать и анализировать (формат ключ: значение), занимает при том же наборе информации меньше места в памяти.<text:s/></text:span>XML<text:span text:style-name="T98"><text:s/></text:span><text:span text:style-name="T99">сложнее к восприятию, используются тэги для разметки.</text:span><text:span text:style-name="T100"><text:s text:c="2"/></text:span><text:span text:style-name="T101">Е</text:span><text:span text:style-name="T102">сли проекту требуется разметка документа и информация о метаданных, лучше использовать<text:s/></text:span>XML<text:span text:style-name="T103">, а для обмена данными<text:s/></text:span>JSON<text:span text:style-name="T104">.</text:span></text:p>
          </table:table-cell>
        </table:table-row>
        <text:soft-page-break/>
        <table:table-row table:style-name="TableRow105">
          <table:table-cell table:style-name="TableCell106">
            <text:p text:style-name="TableContents"><text:span text:style-name="T107">Опишите что будет происходить «под капотом» после ввода адреса сайта в браузере и нажатия<text:s/></text:span>Enter<text:span text:style-name="T108">?</text:span></text:p>
          </table:table-cell>
          <table:table-cell table:style-name="TableCell109">
            <text:list text:style-name="LFO3" text:continue-numbering="true">
              <text:list-item>
                <text:p text:style-name="P110"><text:span text:style-name="T111">Браузер<text:s/></text:span><text:span text:style-name="T112">ищет</text:span><text:span text:style-name="T113"><text:s/></text:span><text:span text:style-name="T114">в кэше, либо в истории посещений<text:s/></text:span>IP<text:span text:style-name="T115">-</text:span><text:span text:style-name="T116">адрес сайта. Если не находит, то<text:s/></text:span><text:span text:style-name="T117">запрашивает<text:s/></text:span>IP<text:span text:style-name="T118">-</text:span><text:span text:style-name="T119">адрес<text:s/></text:span><text:span text:style-name="T120">сайта, который ввел пользователь у<text:s/></text:span>DNS<text:span text:style-name="T121">-</text:span><text:span text:style-name="T122">сервера</text:span><text:span text:style-name="T123">;</text:span></text:p>
              </text:list-item>
              <text:list-item>
                <text:p text:style-name="P124">DNS<text:span text:style-name="T125">-</text:span><text:span text:style-name="T126">сервер ищет по домену и поддоменному имени<text:s/></text:span>IP<text:span text:style-name="T127">-</text:span><text:span text:style-name="T128">адрес сайта и возвращает его браузеру</text:span><text:span text:style-name="T129">;</text:span></text:p>
              </text:list-item>
              <text:list-item>
                <text:p text:style-name="P130"><text:span text:style-name="T131">Браузер устанавливает соединение с сервером сайта (</text:span>TCP<text:span text:style-name="T132"><text:s/></text:span><text:span text:style-name="T133">протокол)</text:span><text:span text:style-name="T134">;</text:span></text:p>
              </text:list-item>
              <text:list-item>
                <text:p text:style-name="P135"><text:span text:style-name="T136">Браузер</text:span><text:span text:style-name="T137"><text:s/></text:span><text:span text:style-name="T138">отправляет<text:s/></text:span>Get<text:span text:style-name="T139">-</text:span><text:span text:style-name="T140">запрос (</text:span>HTTP<text:span text:style-name="T141">-</text:span><text:span text:style-name="T142">протокол)</text:span><text:span text:style-name="T143">;</text:span></text:p>
              </text:list-item>
              <text:list-item>
                <text:p text:style-name="P144"><text:span text:style-name="T145">После ответа сервера, для передачи данных браузер использует<text:s/></text:span>POST<text:span text:style-name="T146">-</text:span><text:span text:style-name="T147">запрос.</text:span></text:p>
              </text:list-item>
            </text:list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tsv</meta:initial-creator>
    <dc:creator>fitsv</dc:creator>
    <meta:creation-date>2021-08-04T18:01:00Z</meta:creation-date>
    <dc:date>2021-08-04T18:02:00Z</dc:date>
    <meta:template xlink:href="Normal" xlink:type="simple"/>
    <meta:editing-cycles>3</meta:editing-cycles>
    <meta:editing-duration>PT60S</meta:editing-duration>
    <meta:document-statistic meta:page-count="2" meta:paragraph-count="5" meta:word-count="390" meta:character-count="2608" meta:row-count="18" meta:non-whitespace-character-count="2223"/>
  </office:meta>
</office:document-meta>
</file>